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0155d8cb8019c3dcf55521b080045000e1371af4000f106962334c87d91c0a8011001bbdcf2852c89e1f11d3f6c80180076821700000101080a0c58f852d6144eb216030300590200005503033a8b0ad76b654fc3b5ab4edffa94fa554279ba83694e8e34965b738e93b6896820b05a3f7a5f70e51d048eea866128d8e45a33723674a0cd6b894d9dc940f8ff5ac02f00000dff01000100000b0004030001021603030c210b000c1d000c1a00075f3082075b30820643a003020102021005ae4fd2b288e25c6de6b4e415b03d4c300d06092a864886f70d01010b05003070310b300906035504061302555331153013060355040a130c446967694365727420496e6331193017060355040b13107777772e64696769636572742e636f6d312f302d06035504031326446967694365727420534841322048696768204173737572616e636520536572766572204341301e170d3137303430343030303030305a170d3230303432383132303030305a306b310b3009060355040613025553311330110603550408130a43616c69666f726e6961311630140603550407130d53616e204672616e636973636f31153013060355040a130c4769744875622c20496e632e3118301606035504030c0f2a2e6769746875626170702e636f6d30820122300d06092a864886f70d01010105000382010f003082010a0282010100c785236cc4a6ea8dd6ad4e7b482b151d1cb7793c10fd4c03014046972bff7f46a123ac829d1f117e65f29bd280f52e90f376c4dcbdb0ac143431da3deae91584d1eb725a82fc2be5a350d7361a24a708becda0de75e476e88a8b242497d01542cef069a6e2cf788bbde9c90f61ab8c9e76b83a71daf016a80fce36643c36845d338950e4093332402547ffb055abe340520da5fcf4fca940c33eda1a79139dad8cf185760b902885228a39ed25c5417ba95f41593b5dbc3732bc02040a13dd72ce4e4db0ee7bf033c0a7cab78f2dfbeddef2062c6284f8ec78203f0165c1290dda15c4317cc7bed5732994a26c14bb22322100c884dbf8f9d959a44ca6bde2f10203010001a38203f4308203f0301f0603551d230418301680145168ff90af0207753cccd9656462a212b859723b301d0603551d0e0416041484cde63e379bb822aee5ecedda0329a387be8f9330290603551d1104223020820f2a2e6769746875626170702e636f6d820d6769746875626170702e636f6d300e0603551d0f0101ff0404030205a0301d0603551d250416301406082b0601050507030106082b0601050507030230750603551d1f046e306c3034a032a030862e687474703a2f2f63726c332e64696769636572742e636f6d2f736861322d68612d7365727665722d67352e63726c3034a032a030862e687474703a2f2f63726c342e64696769636572742e636f6d2f736861322d68612d7365727665722d67352e63726c304c0603551d2004453043303706096086480186fd6c0101302a302806082b06010505070201161c68747470733a2f2f7777772e64696769636572742e636f6d2f4350533008060667810c01020230818306082b0601050507010104773075302406082b060105050730018618687474703a2f2f6f6373702e64696769636572742e636f6d304d06082b060105050730028641687474703a2f2f636163657274732e64696769636572742e636f6d2f446967694365727453484132486967684173737572616e636553657276657243412e637274300c0603551d130101ff04023000308201f9060a2b06010401d679020402048201e9048201e501e3007700a4b90990b418581487bb13a2cc67700a3c359804f91bdfb8e377cd0ec80ddc100000015b3a52048a0000040300483046022100a9ed22ad235e18113d15937b021d2380cedef584f93bb3d2f152f5f4c9c681b6022100f1afb46364ca8e627a5ed825fa7e16abfbf2b28e8f724d760d25523faf249f490077005614069a2fd7c2ecd3f5e1bd44b23ec74676b9bc99115cc0ef949855d689d0dd0000015b3a52057d0000040300483046022100fe0408a451d21101f7ca942f2b5e1216998f6df51a3ebef94b67b1275234a590022100e8ba66f437491dd0a2b5068945f65ad0a9c1bb0fc9af9e102fbcc05e9248317d007700ee4bbdb775ce60bae142691fabe19e66a30f7e5fb072d88300c47b897aa8fdcb0000015b3a5207a60000040300483046022100aa1f8a9f1e47f87bb401add13a7428e739093516f4a1cdc7b3847f814c87cdb0022100efffaad558c633e2e3b19d73d60c94c18491b1168fbb8d4c9760ab181e3b4751007600bbd9dfbc1f8a71b593942397aa927b473857950aab52e81a909664368e1ed1850000015b3a520538000004030047304502205f7f437d465cdad47d5e0d027d46c3300b2973549c5f5725926916cf0d5bcf160221009399c8fe678fe5e3cc112d726b21dfbf33d9a33667693f87dd959d92d27c1f56300d06092a864886f70d01010b05000382010100942cb075a55627d9dfa8ba26bacfd990b8c730648dc895960134fd1c3e53b55b3a61e39361eb63ccb35c7a24b491d3757c5100f22653892d0eee9b83cfc4fa26999c9d665a636c31ac6f887c66fdbe8e16fdc2f5f3aa751a31f07273254fc6e0a9b5841c0fc7bce8e96adec1555410c536390e9609a3cb5094d95722a73490ce96fe61fe26d54354679b5b43f24f4de5aa6e7e73d61efee2c9d89aa6a29bf9fbb24b12a9ef675feb2273a1cf2981a761afa4d00ad3630920cdc54bf045b8d3902bce03b7bd221f9cb2c3a9848d42e84dc3dabffb22e120208f050eaa691c463b904f79c708455926da1565bd68075d4a4cc4394df8cf76f37145f036bc7d21e90004b5308204b130820399a003020102021004e1e7a4dc5cf2f36dc02b42b85d159f300d06092a864886f70d01010b0500306c310b300906035504061302555331153013060355040a130c446967694365727420496e6331193017060355040b13107777772e64696769636572742e636f6d312b30290603550403132244696769436572742048696768204173737572616e636520455620526f6f74204341301e170d3133313032323132303030305a170d32383130323231323030<text:soft-page-break/>30305a3070310b300906035504061302555331153013060355040a130c446967694365727420496e6331193017060355040b13107777772e64696769636572742e636f6d312f302d06035504031326446967694365727420534841322048696768204173737572616e63652053657276657220434130820122300d06092a864886f70d01010105000382010f003082010a0282010100b6e02fc22406c86d045fd7ef0a6406b27d22266516ae42409bcedc9f9f76073ec330558719b94f940e5a941f5556b4c2022aafd098ee0b40d7c4d03b72c8149eef90b111a9aed2c8b8433ad90b0bd5d595f540afc81ded4d9c5f57b786506899f58adad2c7051fa897c9dca4b182842dc6ada59cc71982a6850f5e44582a378ffd35f10b0827325af5bb8b9ea4bd51d027e2dd3b4233a30528c4bb28cc9aac2b230d78c67be65e71b74a3e08fb81b71616a19d23124de5d79208ac75a49cbacd17b21e4435657f532539d11c0a9a631b199274680a37c2c25248cb395aa2b6e15dc1dda020b821a293266f144a2141c7ed6d9bf2482ff303f5a26892532f5ee30203010001a38201493082014530120603551d130101ff040830060101ff020100300e0603551d0f0101ff040403020186301d0603551d250416301406082b0601050507030106082b06010505070302303406082b0601050507010104283026302406082b060105050730018618687474703a2f2f6f6373702e64696769636572742e636f6d304b0603551d1f044430423040a03ea03c863a687474703a2f2f63726c342e64696769636572742e636f6d2f4469676943657274486967684173737572616e63654556526f6f7443412e63726c303d0603551d200436303430320604551d2000302a302806082b06010505070201161c68747470733a2f2f7777772e64696769636572742e636f6d2f435053301d0603551d0e041604145168ff90af0207753cccd9656462a212b859723b301f0603551d23041830168014b13ec36903f8bf4701d498261a0802ef63642bc3300d06092a864886f70d01010b05000382010100188a958903e66ddf5cfc1d68ea4a8f83d6512f8d6b44169eac63f5d26e6c84998baa8171845bed344eb0b7799229cc2d806af08e20e179a4fe034713eaf586ca59717df404966bd359583dfed331255c183884a3e69f82fd8c5b98314ecd789e1afd85cb49aaf2278b9972fc3eaad5410bdad536a1bf1c6e47497f5ed9487c03d9fd8b49a098264240ebd69211a4640a5754c4f51dd6025e6baceec4809a1272fa5693d7ffbf30850630bf0b7f4eff57059d24ed85c32bfba675a8ac2d16ef7d7927b2ebc29d0b07eaaa85d301a3202841594328d281e3aaf6ec7b3b77b640628005414501ef17063edec0339b67d3612e7287e469fc120057401e70f51ec9b4160303014d0c0001490300174104b3ee3bfaa7faa08b80f1b6fca2904b88d393f6de01b846a6a8923344e0815cc0fe90c0f1ac345224301762615e0e0c452a19ef2e4ef8bb97dd25b2ddbb90653006010100977825c1c4823767a943523c1f45ea9746cbc8b37d8388aaa44a976ba8ad080fbf5ef9e924dd8df0eff0481d1a38fc2cc4e7fc848f9d239be20c9f5015bf941a3595267279fb591e474ed4b9290cdc6f8605230eaec98f110e9f55d2852897fa324890466a2006493c500462aebea8d8b78ae114add45258e7f84500efe1cab562e803c25814abc2a9d638db395e8041bc17b17b24bd2ee5608a1589d23072599a623db12a0b4d23ac4d78698cfc24382ca21fefd90f52605af25d0b6c8701775f0768da0a9d698884b77e7a291d94259733516adb5c9130bb6b436a2278d2c5669465b304be01a90002da432b4e658b54160160b3838e013a1ab84141ea093d16030300040e00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1:06:04.581648535</meta:creation-date>
    <dc:date>2018-05-28T21:27:26.998781653</dc:date>
    <meta:editing-duration>PT21M24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1" meta:word-count="1" meta:character-count="7234" meta:non-whitespace-character-count="7234"/>
  </office:meta>
</office:document-meta>
</file>